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a5f0" officeooo:paragraph-rsid="0008a5f0"/>
    </style:style>
    <style:style style:name="P2" style:family="paragraph" style:parent-style-name="Standard">
      <style:text-properties officeooo:rsid="0008a5f0" officeooo:paragraph-rsid="001d3898"/>
    </style:style>
    <style:style style:name="P3" style:family="paragraph" style:parent-style-name="Standard">
      <style:text-properties officeooo:rsid="000a2520" officeooo:paragraph-rsid="001959a6"/>
    </style:style>
    <style:style style:name="P4" style:family="paragraph" style:parent-style-name="Standard">
      <style:text-properties officeooo:rsid="000a2520" officeooo:paragraph-rsid="001d3898"/>
    </style:style>
    <style:style style:name="P5" style:family="paragraph" style:parent-style-name="Standard">
      <style:text-properties officeooo:rsid="000a2520" officeooo:paragraph-rsid="0022c928"/>
    </style:style>
    <style:style style:name="P6" style:family="paragraph" style:parent-style-name="Standard">
      <style:text-properties officeooo:rsid="000ebcb9" officeooo:paragraph-rsid="001d3898"/>
    </style:style>
    <style:style style:name="P7" style:family="paragraph" style:parent-style-name="Standard">
      <style:text-properties officeooo:rsid="000ac65f" officeooo:paragraph-rsid="0022c928"/>
    </style:style>
    <style:style style:name="P8" style:family="paragraph" style:parent-style-name="Standard">
      <style:text-properties officeooo:rsid="000ac65f" officeooo:paragraph-rsid="0008a5f0"/>
    </style:style>
    <style:style style:name="P9" style:family="paragraph" style:parent-style-name="Standard">
      <style:text-properties officeooo:rsid="001263e4" officeooo:paragraph-rsid="001263e4"/>
    </style:style>
    <style:style style:name="P10" style:family="paragraph" style:parent-style-name="Standard">
      <style:text-properties officeooo:rsid="001263e4" officeooo:paragraph-rsid="001ec276"/>
    </style:style>
    <style:style style:name="P11" style:family="paragraph" style:parent-style-name="Standard">
      <style:text-properties officeooo:rsid="001263e4" officeooo:paragraph-rsid="0022c928"/>
    </style:style>
    <style:style style:name="P12" style:family="paragraph" style:parent-style-name="Standard">
      <style:text-properties officeooo:rsid="00192c12" officeooo:paragraph-rsid="00192c12"/>
    </style:style>
    <style:style style:name="P13" style:family="paragraph" style:parent-style-name="Standard">
      <style:text-properties officeooo:rsid="00192c12" officeooo:paragraph-rsid="0022c928"/>
    </style:style>
    <style:style style:name="P14" style:family="paragraph" style:parent-style-name="Standard">
      <style:text-properties officeooo:rsid="001959a6" officeooo:paragraph-rsid="001263e4"/>
    </style:style>
    <style:style style:name="P15" style:family="paragraph" style:parent-style-name="Standard">
      <style:text-properties officeooo:rsid="001959a6" officeooo:paragraph-rsid="0022c928"/>
    </style:style>
    <style:style style:name="P16" style:family="paragraph" style:parent-style-name="Standard">
      <style:text-properties officeooo:rsid="001a6cfb" officeooo:paragraph-rsid="001a6cfb"/>
    </style:style>
    <style:style style:name="P17" style:family="paragraph" style:parent-style-name="Standard">
      <style:text-properties style:font-name="serif" fo:font-size="13.5pt"/>
    </style:style>
    <style:style style:name="P18" style:family="paragraph" style:parent-style-name="Standard">
      <style:text-properties officeooo:paragraph-rsid="001a6cfb"/>
    </style:style>
    <style:style style:name="P19" style:family="paragraph" style:parent-style-name="Standard">
      <style:text-properties officeooo:rsid="001c6ba0" officeooo:paragraph-rsid="001c6ba0"/>
    </style:style>
    <style:style style:name="P20" style:family="paragraph" style:parent-style-name="Standard">
      <style:text-properties officeooo:rsid="001d3898" officeooo:paragraph-rsid="001d3898"/>
    </style:style>
    <style:style style:name="P21" style:family="paragraph" style:parent-style-name="Standard">
      <style:text-properties officeooo:rsid="001d3898" officeooo:paragraph-rsid="0022c928"/>
    </style:style>
    <style:style style:name="P22" style:family="paragraph" style:parent-style-name="Standard">
      <style:text-properties officeooo:rsid="001f3e64" officeooo:paragraph-rsid="001f3e64"/>
    </style:style>
    <style:style style:name="P23" style:family="paragraph" style:parent-style-name="Standard">
      <style:text-properties officeooo:rsid="002124b2" officeooo:paragraph-rsid="002124b2"/>
    </style:style>
    <style:style style:name="P24" style:family="paragraph" style:parent-style-name="Standard">
      <style:text-properties officeooo:rsid="0022ea0c" officeooo:paragraph-rsid="0022c928"/>
    </style:style>
    <style:style style:name="P25" style:family="paragraph" style:parent-style-name="Standard">
      <style:text-properties officeooo:rsid="0022ea0c" officeooo:paragraph-rsid="0022ea0c"/>
    </style:style>
    <style:style style:name="P26" style:family="paragraph" style:parent-style-name="Standard">
      <style:text-properties officeooo:rsid="0022ea0c" officeooo:paragraph-rsid="0023e396"/>
    </style:style>
    <style:style style:name="P27" style:family="paragraph" style:parent-style-name="Standard">
      <style:text-properties officeooo:rsid="0022ea0c" officeooo:paragraph-rsid="003586db"/>
    </style:style>
    <style:style style:name="P28" style:family="paragraph" style:parent-style-name="Standard">
      <style:text-properties officeooo:rsid="0023e396" officeooo:paragraph-rsid="0023e396"/>
    </style:style>
    <style:style style:name="P29" style:family="paragraph" style:parent-style-name="Standard">
      <style:text-properties officeooo:rsid="00308131" officeooo:paragraph-rsid="00308131"/>
    </style:style>
    <style:style style:name="P30" style:family="paragraph" style:parent-style-name="Standard">
      <style:text-properties officeooo:rsid="00308131" officeooo:paragraph-rsid="0032c234"/>
    </style:style>
    <style:style style:name="P31" style:family="paragraph" style:parent-style-name="Standard">
      <style:text-properties officeooo:rsid="001b9160" officeooo:paragraph-rsid="00192c12"/>
    </style:style>
    <style:style style:name="P32" style:family="paragraph" style:parent-style-name="Standard">
      <style:text-properties officeooo:rsid="0031b2cc" officeooo:paragraph-rsid="0031b2cc"/>
    </style:style>
    <style:style style:name="P33" style:family="paragraph" style:parent-style-name="Standard">
      <style:text-properties officeooo:rsid="0031b2cc" officeooo:paragraph-rsid="003586db"/>
    </style:style>
    <style:style style:name="P34" style:family="paragraph" style:parent-style-name="Standard">
      <style:text-properties fo:font-style="normal" officeooo:rsid="0031a427" officeooo:paragraph-rsid="003c3934" style:font-style-asian="normal" style:font-style-complex="normal"/>
    </style:style>
    <style:style style:name="P35" style:family="paragraph" style:parent-style-name="Standard">
      <style:text-properties officeooo:rsid="003586db" officeooo:paragraph-rsid="0023e396"/>
    </style:style>
    <style:style style:name="P36" style:family="paragraph" style:parent-style-name="Standard">
      <style:text-properties officeooo:rsid="003586db" officeooo:paragraph-rsid="003586db"/>
    </style:style>
    <style:style style:name="P37" style:family="paragraph" style:parent-style-name="Standard">
      <style:text-properties officeooo:rsid="0036cb9c" officeooo:paragraph-rsid="0036cb9c"/>
    </style:style>
    <style:style style:name="P38" style:family="paragraph" style:parent-style-name="Standard">
      <style:text-properties officeooo:rsid="0039c8e9" officeooo:paragraph-rsid="0039c8e9"/>
    </style:style>
    <style:style style:name="P39" style:family="paragraph" style:parent-style-name="Standard">
      <style:text-properties officeooo:rsid="003af4e7" officeooo:paragraph-rsid="003af4e7"/>
    </style:style>
    <style:style style:name="P40" style:family="paragraph" style:parent-style-name="Standard">
      <style:text-properties officeooo:rsid="003c3934" officeooo:paragraph-rsid="003c3934"/>
    </style:style>
    <style:style style:name="P41" style:family="paragraph" style:parent-style-name="Standard">
      <style:text-properties officeooo:rsid="003f9a9e" officeooo:paragraph-rsid="003f9a9e"/>
    </style:style>
    <style:style style:name="P42" style:family="paragraph" style:parent-style-name="Standard">
      <style:text-properties fo:font-style="italic" officeooo:rsid="002f2584" officeooo:paragraph-rsid="0023e396" style:font-style-asian="italic" style:font-style-complex="italic"/>
    </style:style>
    <style:style style:name="P43" style:family="paragraph" style:parent-style-name="Quotations">
      <style:text-properties fo:font-style="italic" style:font-style-asian="italic" style:font-style-complex="italic"/>
    </style:style>
    <style:style style:name="P44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officeooo:rsid="00192c12" officeooo:paragraph-rsid="000ac65f"/>
    </style:style>
    <style:style style:name="P45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officeooo:rsid="00192c12" officeooo:paragraph-rsid="00192c12"/>
    </style:style>
    <style:style style:name="P4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b9160" officeooo:paragraph-rsid="00192c12"/>
    </style:style>
    <style:style style:name="P47" style:family="paragraph" style:parent-style-name="Standard">
      <style:paragraph-properties fo:margin-left="0in" fo:margin-right="0.3937in" fo:text-indent="0in" style:auto-text-indent="false"/>
      <style:text-properties fo:font-style="normal" officeooo:rsid="0031b2cc" officeooo:paragraph-rsid="0032c234" style:font-style-asian="normal" style:font-style-complex="normal"/>
    </style:style>
    <style:style style:name="P48" style:family="paragraph" style:parent-style-name="Standard">
      <style:paragraph-properties fo:margin-left="0in" fo:margin-right="0.3937in" fo:text-indent="0in" style:auto-text-indent="false"/>
      <style:text-properties fo:font-style="normal" officeooo:rsid="0032c234" officeooo:paragraph-rsid="0032c234" style:font-style-asian="normal" style:font-style-complex="normal"/>
    </style:style>
    <style:style style:name="P49" style:family="paragraph" style:parent-style-name="Standard">
      <style:paragraph-properties fo:margin-left="0in" fo:margin-right="0.3937in" fo:text-indent="0in" style:auto-text-indent="false"/>
      <style:text-properties fo:font-style="normal" officeooo:rsid="0033f446" officeooo:paragraph-rsid="0033f446" style:font-style-asian="normal" style:font-style-complex="normal"/>
    </style:style>
    <style:style style:name="P50" style:family="paragraph" style:parent-style-name="Standard">
      <style:paragraph-properties fo:margin-left="0in" fo:margin-right="0.3937in" fo:text-indent="0in" style:auto-text-indent="false"/>
      <style:text-properties fo:font-style="normal" officeooo:rsid="0022ea0c" officeooo:paragraph-rsid="003586db" style:font-style-asian="normal" style:font-style-complex="normal"/>
    </style:style>
    <style:style style:name="P51" style:family="paragraph" style:parent-style-name="Standard">
      <style:paragraph-properties fo:margin-left="0in" fo:margin-right="0.3937in" fo:text-indent="0in" style:auto-text-indent="false"/>
      <style:text-properties fo:font-style="normal" officeooo:rsid="00428ca6" officeooo:paragraph-rsid="00428ca6" style:font-style-asian="normal" style:font-style-complex="normal"/>
    </style:style>
    <style:style style:name="P52" style:family="paragraph" style:parent-style-name="Standard">
      <style:paragraph-properties fo:margin-left="0in" fo:margin-right="0.3937in" fo:text-indent="0in" style:auto-text-indent="false"/>
      <style:text-properties fo:font-style="normal" officeooo:rsid="0043c992" officeooo:paragraph-rsid="0043c992" style:font-style-asian="normal" style:font-style-complex="normal"/>
    </style:style>
    <style:style style:name="P53" style:family="paragraph" style:parent-style-name="Standard">
      <style:paragraph-properties fo:margin-left="0in" fo:margin-right="0.3937in" fo:text-indent="0in" style:auto-text-indent="false"/>
      <style:text-properties fo:font-style="normal" officeooo:rsid="00454eea" officeooo:paragraph-rsid="00454eea" style:font-style-asian="normal" style:font-style-complex="normal"/>
    </style:style>
    <style:style style:name="P54" style:family="paragraph" style:parent-style-name="Standard">
      <style:paragraph-properties fo:margin-left="0in" fo:margin-right="0.3937in" fo:text-indent="0in" style:auto-text-indent="false"/>
      <style:text-properties fo:font-style="normal" officeooo:rsid="0045c3e4" officeooo:paragraph-rsid="0045c3e4" style:font-style-asian="normal" style:font-style-complex="normal"/>
    </style:style>
    <style:style style:name="P55" style:family="paragraph" style:parent-style-name="Standard">
      <style:paragraph-properties fo:margin-left="0in" fo:margin-right="0.3937in" fo:text-indent="0in" style:auto-text-indent="false"/>
      <style:text-properties fo:font-style="normal" officeooo:rsid="004746b0" officeooo:paragraph-rsid="004746b0" style:font-style-asian="normal" style:font-style-complex="normal"/>
    </style:style>
    <style:style style:name="P56" style:family="paragraph" style:parent-style-name="Standard">
      <style:paragraph-properties fo:margin-left="0in" fo:margin-right="0.3937in" fo:text-indent="0in" style:auto-text-indent="false"/>
      <style:text-properties fo:font-style="normal" officeooo:rsid="004a7b56" officeooo:paragraph-rsid="004746b0" style:font-style-asian="normal" style:font-style-complex="normal"/>
    </style:style>
    <style:style style:name="P57" style:family="paragraph" style:parent-style-name="Standard">
      <style:paragraph-properties fo:margin-left="0in" fo:margin-right="0.3937in" fo:text-indent="0in" style:auto-text-indent="false"/>
      <style:text-properties fo:font-style="normal" officeooo:rsid="004c1311" officeooo:paragraph-rsid="004c1311" style:font-style-asian="normal" style:font-style-complex="normal"/>
    </style:style>
    <style:style style:name="P58" style:family="paragraph" style:parent-style-name="Standard">
      <style:paragraph-properties fo:margin-left="0in" fo:margin-right="0.3937in" fo:text-indent="0in" style:auto-text-indent="false"/>
      <style:text-properties fo:font-style="normal" officeooo:rsid="004dfa9e" officeooo:paragraph-rsid="004dfa9e" style:font-style-asian="normal" style:font-style-complex="normal"/>
    </style:style>
    <style:style style:name="P59" style:family="paragraph" style:parent-style-name="Standard">
      <style:paragraph-properties fo:margin-left="0in" fo:margin-right="0.3937in" fo:text-indent="0in" style:auto-text-indent="false"/>
      <style:text-properties fo:font-style="normal" officeooo:rsid="004f48a8" officeooo:paragraph-rsid="004f48a8" style:font-style-asian="normal" style:font-style-complex="normal"/>
    </style:style>
    <style:style style:name="P60" style:family="paragraph" style:parent-style-name="Quotations">
      <style:paragraph-properties fo:margin-left="0in" fo:margin-right="0.3937in" fo:text-indent="0in" style:auto-text-indent="false"/>
      <style:text-properties fo:font-style="normal" officeooo:rsid="00308131" officeooo:paragraph-rsid="00308131" style:font-style-asian="normal" style:font-style-complex="normal"/>
    </style:style>
    <style:style style:name="P61" style:family="paragraph" style:parent-style-name="Quotations">
      <style:paragraph-properties fo:margin-left="0in" fo:margin-right="0.3937in" fo:text-indent="0in" style:auto-text-indent="false"/>
      <style:text-properties fo:font-style="normal" officeooo:rsid="0031a427" officeooo:paragraph-rsid="0031a427" style:font-style-asian="normal" style:font-style-complex="normal"/>
    </style:style>
    <style:style style:name="P62" style:family="paragraph" style:parent-style-name="Quotations">
      <style:paragraph-properties fo:margin-left="0in" fo:margin-right="0.3937in" fo:text-indent="0in" style:auto-text-indent="false"/>
      <style:text-properties fo:font-style="normal" officeooo:rsid="003d67f1" officeooo:paragraph-rsid="003d67f1" style:font-style-asian="normal" style:font-style-complex="normal"/>
    </style:style>
    <style:style style:name="P63" style:family="paragraph" style:parent-style-name="Quotations">
      <style:paragraph-properties fo:margin-left="0in" fo:margin-right="0.3937in" fo:text-indent="0in" style:auto-text-indent="false"/>
      <style:text-properties fo:font-style="normal" officeooo:rsid="003e4cbd" officeooo:paragraph-rsid="003e4cbd" style:font-style-asian="normal" style:font-style-complex="normal"/>
    </style:style>
    <style:style style:name="P64" style:family="paragraph" style:parent-style-name="Quotations">
      <style:paragraph-properties fo:margin-left="0in" fo:margin-right="0.3937in" fo:text-indent="0in" style:auto-text-indent="false"/>
      <style:text-properties fo:font-style="normal" officeooo:rsid="003f9a9e" officeooo:paragraph-rsid="003f9a9e" style:font-style-asian="normal" style:font-style-complex="normal"/>
    </style:style>
    <style:style style:name="P65" style:family="paragraph" style:parent-style-name="Quotations">
      <style:paragraph-properties fo:margin-left="0in" fo:margin-right="0.3937in" fo:text-indent="0in" style:auto-text-indent="false"/>
      <style:text-properties fo:font-style="normal" officeooo:rsid="004134bb" officeooo:paragraph-rsid="004134bb" style:font-style-asian="normal" style:font-style-complex="normal"/>
    </style:style>
    <style:style style:name="P66" style:family="paragraph" style:parent-style-name="Quotations">
      <style:paragraph-properties fo:margin-left="0in" fo:margin-right="0.3937in" fo:text-indent="0in" style:auto-text-indent="false"/>
      <style:text-properties fo:font-style="normal" officeooo:rsid="004134bb" officeooo:paragraph-rsid="004182ff" style:font-style-asian="normal" style:font-style-complex="normal"/>
    </style:style>
    <style:style style:name="P67" style:family="paragraph" style:parent-style-name="Quotations">
      <style:paragraph-properties fo:margin-left="0in" fo:margin-right="0.3937in" fo:text-indent="0in" style:auto-text-indent="false"/>
      <style:text-properties fo:font-style="normal" officeooo:rsid="004182ff" officeooo:paragraph-rsid="004182ff" style:font-style-asian="normal" style:font-style-complex="normal"/>
    </style:style>
    <style:style style:name="P68" style:family="paragraph" style:parent-style-name="Quotations">
      <style:paragraph-properties fo:margin-left="0in" fo:margin-right="0.3937in" fo:text-indent="0in" style:auto-text-indent="false"/>
      <style:text-properties fo:font-style="normal" officeooo:rsid="00428ca6" officeooo:paragraph-rsid="00428ca6" style:font-style-asian="normal" style:font-style-complex="normal"/>
    </style:style>
    <style:style style:name="P69" style:family="paragraph" style:parent-style-name="Quotations">
      <style:paragraph-properties fo:margin-left="0in" fo:margin-right="0.3937in" fo:text-indent="0in" style:auto-text-indent="false"/>
      <style:text-properties fo:font-style="normal" officeooo:rsid="0032c234" officeooo:paragraph-rsid="00332f5a" style:font-style-asian="normal" style:font-style-complex="normal"/>
    </style:style>
    <style:style style:name="P70" style:family="paragraph" style:parent-style-name="Standard">
      <style:text-properties officeooo:rsid="0037565d" officeooo:paragraph-rsid="0037565d"/>
    </style:style>
    <style:style style:name="P71" style:family="paragraph" style:parent-style-name="Standard">
      <style:text-properties officeooo:rsid="0039c8e9" officeooo:paragraph-rsid="0039c8e9"/>
    </style:style>
    <style:style style:name="P72" style:family="paragraph" style:parent-style-name="Standard">
      <style:text-properties officeooo:rsid="00389910" officeooo:paragraph-rsid="00389910"/>
    </style:style>
    <style:style style:name="P73" style:family="paragraph" style:parent-style-name="Standard">
      <style:text-properties officeooo:rsid="0036cb9c" officeooo:paragraph-rsid="0036cb9c"/>
    </style:style>
    <style:style style:name="P74" style:family="paragraph" style:parent-style-name="Heading_20_2">
      <style:text-properties officeooo:paragraph-rsid="0022c928"/>
    </style:style>
    <style:style style:name="P75" style:family="paragraph" style:parent-style-name="Quotations" style:list-style-name="L1">
      <style:text-properties fo:font-style="normal" officeooo:rsid="0031a427" officeooo:paragraph-rsid="0031a427" style:font-style-asian="normal" style:font-style-complex="normal"/>
    </style:style>
    <style:style style:name="P76" style:family="paragraph" style:parent-style-name="Quotations">
      <style:paragraph-properties fo:margin-left="0in" fo:margin-right="0.3937in" fo:text-indent="0in" style:auto-text-indent="false"/>
      <style:text-properties fo:font-style="normal" officeooo:rsid="004182ff" officeooo:paragraph-rsid="004182ff" style:font-style-asian="normal" style:font-style-complex="normal"/>
    </style:style>
    <style:style style:name="T1" style:family="text">
      <style:text-properties officeooo:rsid="000ac65f"/>
    </style:style>
    <style:style style:name="T2" style:family="text">
      <style:text-properties officeooo:rsid="000cc347"/>
    </style:style>
    <style:style style:name="T3" style:family="text">
      <style:text-properties officeooo:rsid="001959a6"/>
    </style:style>
    <style:style style:name="T4" style:family="text">
      <style:text-properties officeooo:rsid="001a6cfb"/>
    </style:style>
    <style:style style:name="T5" style:family="text">
      <style:text-properties style:font-name="serif" fo:font-size="13.5pt"/>
    </style:style>
    <style:style style:name="T6" style:family="text">
      <style:text-properties officeooo:rsid="001d3898"/>
    </style:style>
    <style:style style:name="T7" style:family="text">
      <style:text-properties officeooo:rsid="0020358d"/>
    </style:style>
    <style:style style:name="T8" style:family="text">
      <style:text-properties officeooo:rsid="002800c8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fo:font-weight="bold"/>
    </style:style>
    <style:style style:name="T11" style:family="text">
      <style:text-properties officeooo:rsid="0032c234"/>
    </style:style>
    <style:style style:name="T12" style:family="text">
      <style:text-properties officeooo:rsid="00332f5a"/>
    </style:style>
    <style:style style:name="T13" style:family="text">
      <style:text-properties officeooo:rsid="0037565d"/>
    </style:style>
    <style:style style:name="T14" style:family="text">
      <style:text-properties officeooo:rsid="00389910"/>
    </style:style>
    <style:style style:name="T15" style:family="text">
      <style:text-properties style:text-position="super 58%" officeooo:rsid="00389910"/>
    </style:style>
    <style:style style:name="T16" style:family="text">
      <style:text-properties officeooo:rsid="003a4926"/>
    </style:style>
    <style:style style:name="T17" style:family="text">
      <style:text-properties officeooo:rsid="003af4e7"/>
    </style:style>
    <style:style style:name="T18" style:family="text">
      <style:text-properties officeooo:rsid="003f9a9e"/>
    </style:style>
    <style:style style:name="T19" style:family="text">
      <style:text-properties officeooo:rsid="004182ff"/>
    </style:style>
    <style:style style:name="T20" style:family="text">
      <style:text-properties officeooo:rsid="00454eea"/>
    </style:style>
    <style:style style:name="T21" style:family="text">
      <style:text-properties officeooo:rsid="004dfa9e"/>
    </style:style>
    <style:style style:name="T22" style:family="text">
      <style:text-properties officeooo:rsid="004f48a8"/>
    </style:style>
    <style:style style:name="T23" style:family="text">
      <style:text-properties officeooo:rsid="00513e87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fo:background-color="#ffffff" fo:margin-left="0in" fo:margin-right="0in" style:editable="false">
        <style:columns fo:column-count="1" fo:column-gap="0in"/>
        <style:background-image/>
      </style:section-properties>
    </style:style>
    <style:style style:name="Sect3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at Dec 15, 9:30 am – 10:15 am </text:p>
      <text:p text:style-name="P12"/>
      <text:p text:style-name="Title"><text:span text:style-name="T7">Le</text:span>t over <text:span text:style-name="T7">L</text:span>ogic - What functional programming can learn from logic programming</text:p>
      <text:p text:style-name="P12"/>
      <text:p text:style-name="P43">48 years after it's invention, logic programming remains a less frequently used paradigm.</text:p>
      <text:p text:style-name="P43">What can functional programming learn from logic programming?</text:p>
      <text:p text:style-name="P43">Unification and nondeterminism are powerful constructs not strictly relegated to logic programming. We'll look at unification, nondeterministic completion, probabilistic computation, and constraint propagation in functional contexts.</text:p>
      <text:p text:style-name="P12"/>
      <text:p text:style-name="P32"/>
      <text:p text:style-name="P28">Talk mechanics</text:p>
      <text:p text:style-name="P35"/>
      <text:p text:style-name="P36">This talk is not about how Prolog is better than your languge. It’s about questioning the fundamentals of your language in a productive way.</text:p>
      <text:p text:style-name="P36"/>
      <text:p text:style-name="P26">Caveats – I’m a Prolog programmer, not an expert on FP or your lang</text:p>
      <text:p text:style-name="P42"/>
      <text:p text:style-name="P37">So today I want to look at some things from logic programming that are different than how</text:p>
      <text:p text:style-name="P37">they’re done in in the fp world, and maybe we’ll find ways you can improve your own practice.</text:p>
      <text:p text:style-name="P37"/>
      <text:p text:style-name="P37">Logic programming is a paradigm where you construct a world of rules about what is true, and then <text:span text:style-name="T13">query the prolog engine for proofs of some term.</text:span></text:p>
      <text:p text:style-name="P37"/>
      <text:p text:style-name="P70">Now, in <text:span text:style-name="T23">7</text:span><text:span text:style-name="T15">th</text:span><text:span text:style-name="T14"> standard </text:span>algebra, <text:s/><text:span text:style-name="T14">we have variables and proofs. <text:s/>And these variables are often called unknowns in algebra, because they represent things we assume have a value, but we don’t know it.</text:span></text:p>
      <text:p text:style-name="P38">(slide with algebraic formula with the variables in red). <text:span text:style-name="T17">But in Prolog they’re variables.</text:span></text:p>
      <text:p text:style-name="P70"/>
      <text:p text:style-name="P72">And usually proving something involves finding values of these variables that make it true.</text:p>
      <text:p text:style-name="P72"/>
      <text:p text:style-name="P38">So, an important question in Prolog is, “Is it at least possible for these two things to be the same?”,</text:p>
      <text:p text:style-name="P38">Because often we’re trying to prove one thing is the same as another.</text:p>
      <text:p text:style-name="P38"/>
      <text:p text:style-name="P38">Now, if one of these things is an unknown, <text:span text:style-name="T16">then it’s always possible it’s the same as the other.</text:span></text:p>
      <text:p text:style-name="P38"/>
      <text:p text:style-name="P39">So , here’s a compound term, which is just a record like structure, one of Prolog’s fundamental types.</text:p>
      <text:p text:style-name="P39">It’s not a function call. </text:p>
      <text:p text:style-name="P39">And it’s got some variables.</text:p>
      <text:p text:style-name="P38"><text:soft-page-break/></text:p>
      <text:p text:style-name="P39">And here’s another one.</text:p>
      <text:p text:style-name="P39">Can these two be the same?</text:p>
      <text:p text:style-name="P39"/>
      <text:p text:style-name="P39">How about these two?</text:p>
      <text:p text:style-name="P39"/>
      <text:p text:style-name="P39">How about this one?</text:p>
      <text:p text:style-name="P41">X= Y, Y = 3.</text:p>
      <text:p text:style-name="P41">Well, you can infer that X has to be 3 as well, because X and Y are the same thing – this is ‘sharing’.</text:p>
      <text:p text:style-name="P38"/>
      <text:p text:style-name="P40">OK, this process is unification. <text:s/></text:p>
      <text:p text:style-name="P34"/>
      <text:p text:style-name="P69">Binding</text:p>
      <text:p text:style-name="P62">So, we want to look at some things logic languages might do differently, and see what we can get from them.</text:p>
      <text:p text:style-name="P62">lets look at how binding happens in most languages.</text:p>
      <text:p text:style-name="P65">Now, binding in calls always has actual arguments – what goes between the parens in the caller – and formal arguments – what goes between the arguments in the definition.</text:p>
      <text:p text:style-name="P62">Here’s a C language function call.</text:p>
      <text:p text:style-name="P64">foo(1+1, 1+2, 2+3);</text:p>
      <text:p text:style-name="P62">And here’s the thing it’s calling</text:p>
      <text:p text:style-name="P64">void foo(int a, int b, int c) {</text:p>
      <text:p text:style-name="P64"><text:s text:c="4"/>printf(“a=%d b=%d c=%d\n”, a, b, c);</text:p>
      <text:p text:style-name="P64">}</text:p>
      <text:p text:style-name="P63">So, what happens? <text:s/>First we evaluate each argument, and get static data.</text:p>
      <text:p text:style-name="P63">Then we set the value of the variables <text:span text:style-name="T18">on the stack to the values of the evals</text:span></text:p>
      <text:p text:style-name="P64">And what happens here?</text:p>
      <text:p text:style-name="P64">Int a = 1;</text:p>
      <text:p text:style-name="P64">foo(++a, ++a, ++a);</text:p>
      <text:p text:style-name="P65">OK, that’s applicative binding.</text:p>
      <text:p text:style-name="P65">This is a clojure macro. Macros substitute their unevaluated arguments in where the formal argument appears in the body. <text:s/>This is so called normal binding</text:p>
      <text:p text:style-name="P65"><text:soft-page-break/>(defmacro dotwice [x]</text:p>
      <text:p text:style-name="P65"><text:s text:c="3"/>(list <text:s/>‘do x x))</text:p>
      <text:p text:style-name="P65">Are those the only options?</text:p>
      <text:p text:style-name="P66">Well, if we have unification, they aren’t. <text:s/>If we have unification, we can put a term in the actual argument, <text:span text:style-name="T19">a variable in the formal argument, and then say part of how our language works is that terms in the formal and actual arbument unify.</text:span></text:p>
      <text:p text:style-name="P67">Here it is in Prolog:</text:p>
      <text:p text:style-name="P67"/>
      <text:p text:style-name="P67">foo(A,B,C) :- </text:p>
      <text:p text:style-name="P67"><text:s text:c="5"/>format(“A=~w, B=~w, C=~w~n”, [A,B,C]).</text:p>
      <text:p text:style-name="P67">and if we call </text:p>
      <text:p text:style-name="P67">foo(1,2,3)</text:p>
      <text:p text:style-name="P67">we get </text:p>
      <text:p text:style-name="P67">A=1, B=2, C=3</text:p>
      <text:p text:style-name="P67">but hang on, <text:s/>we can do other stuff here.</text:p>
      <text:p text:style-name="P67">Foo(4,5, bar(3,2))</text:p>
      <text:p text:style-name="P67">Now bar’s just a record, like we saw above. It’s not boing to be evaluated</text:p>
      <text:p text:style-name="P67">A=1, B=2, C=bar(3,3)</text:p>
      <text:p text:style-name="P67">Ok, so far no big whoop.</text:p>
      <text:p text:style-name="P67">let’s have a new predicate</text:p>
      <text:p text:style-name="P67">bar(A,B,1) :- </text:p>
      <text:p text:style-name="P67"><text:s text:c="5"/>format(“A=~w, B=~w~n”, [A,B]).</text:p>
      <text:p text:style-name="P67">What? Remember, we’re uinfying the formal and the actual arguments</text:p>
      <text:p text:style-name="P67">call</text:p>
      <text:p text:style-name="P67">bar(10,9,X)</text:p>
      <text:p text:style-name="P67"><text:soft-page-break/>10 binds to A, 9 binds to B, X binds to 1. </text:p>
      <text:p text:style-name="P67">Hey, we can return values that way!</text:p>
      <text:p text:style-name="P67">But no sane language would want that - <text:s/>like Python</text:p>
      <text:p text:style-name="P67">(X,Y) = tocartesian(R,Theta)</text:p>
      <text:p text:style-name="P67">wait wait …. </text:p>
      <text:p text:style-name="P67">what happens if I call</text:p>
      <text:p text:style-name="P67">bar(10,9,2)</text:p>
      <text:p text:style-name="P67">Whaaaat… it’s not going to be able to unify!</text:p>
      <text:p text:style-name="P67">So, in prolog, you can provide more than one definitiion</text:p>
      <text:p text:style-name="P67">bar(A,B,1) :- format(“doing with one ~w ~w~n”, [A,B]).</text:p>
      <text:p text:style-name="P67">bar(A,B,2) :- format(“doing with two ~w ~w~n”, [A,B]).</text:p>
      <text:p text:style-name="P67">Hey, that’s not fair! We’re doing class dispatch on the value of the third argument!</text:p>
      <text:p text:style-name="P68">What if we do this?</text:p>
      <text:p text:style-name="P68">bar(A, B, mep(1, X)) :- f<text:span text:style-name="T19">ormat(“</text:span>last arg was a first mep<text:span text:style-name="T19">~w ~w </text:span>~w<text:span text:style-name="T19">~n”, [A,B, </text:span>X<text:span text:style-name="T19">]).</text:span></text:p>
      <text:p text:style-name="P68">bar(A, B, mep(X, 3)) :- f<text:span text:style-name="T19">ormat(“</text:span>last arg was a <text:s/>third mep<text:span text:style-name="T19">~w ~w </text:span>~w<text:span text:style-name="T19">~n”, [A,B, </text:span>X<text:span text:style-name="T19">]).</text:span></text:p>
      <text:p text:style-name="P51">and then call it with </text:p>
      <text:p text:style-name="P51">bar(10,9,mept(1,3))</text:p>
      <text:p text:style-name="P51">holy smokes, that’s going to succeed twice!</text:p>
      <text:p text:style-name="P51"/>
      <text:p text:style-name="P51">And what happens if we call it with </text:p>
      <text:p text:style-name="P51">bar(10,9,42) ?</text:p>
      <text:p text:style-name="P51">there’s no case at all for it</text:p>
      <text:p text:style-name="P51"/>
      <text:p text:style-name="P51">so the case where it has a choice gives you a weird little loop</text:p>
      <text:p text:style-name="P51">if you like the first result, you can take it. If it causes problems further on, you can undo the computation, back up, and try the second alternative.</text:p>
      <text:p text:style-name="P51"/>
      <text:p text:style-name="P51">And if there’s no choice, or no more choices?</text:p>
      <text:p text:style-name="P51">That’s our definition of a problem in ‘causes problems later on’.</text:p>
      <text:p text:style-name="P51"/>
      <text:p text:style-name="P51">So, weirdly, we’re looking at a control structure. </text:p>
      <text:p text:style-name="P51"/>
      <text:p text:style-name="P51">Control Structures</text:p>
      <text:p text:style-name="P51"><text:soft-page-break/>Which brings us to our next topic</text:p>
      <text:p text:style-name="P51"/>
      <text:p text:style-name="P52">ok, here’s a control structure in a method Java</text:p>
      <text:p text:style-name="P52"/>
      <text:p text:style-name="P52">public void someMethod(int a) {</text:p>
      <text:p text:style-name="P52"><text:s text:c="6"/>if (a == 1)</text:p>
      <text:p text:style-name="P52"><text:s text:c="11"/>System.out.writeln(“a was one”);</text:p>
      <text:p text:style-name="P52"><text:s text:c="5"/>else</text:p>
      <text:p text:style-name="P52"><text:s text:c="10"/>System.out.writeln(“a was two”);</text:p>
      <text:p text:style-name="P52">}</text:p>
      <text:p text:style-name="P52"/>
      <text:p text:style-name="P52">And this is ok, half the modern world runs on it. But you can’t introspect it.</text:p>
      <text:p text:style-name="P52"/>
      <text:p text:style-name="P52">Well, you can certainly introspect the method signature. But the function body’s opaque.</text:p>
      <text:p text:style-name="P52"/>
      <text:p text:style-name="P52">And honestly, I’m not sure Clojure’s any better. <text:s/>You certainly can get the <text:span text:style-name="T20">fun body,</text:span></text:p>
      <text:p text:style-name="P53">but what are you doing to do with it? Unless you’re prepared to build something</text:p>
      <text:p text:style-name="P53">that understands all of Clojure, you’re not really able to do much – it’s opaque.</text:p>
      <text:p text:style-name="P51"/>
      <text:p text:style-name="P54">So what else does this screwball unification get us?</text:p>
      <text:p text:style-name="P54"/>
      <text:p text:style-name="P57">Well, if things can unify either way, then the same predicate can have various args as in or out.</text:p>
      <text:p text:style-name="P57"/>
      <text:p text:style-name="P57">Here’s a fairly boring predicates</text:p>
      <text:p text:style-name="P57"/>
      <text:p text:style-name="P57">nth0(2, [a,b,c,d], Elem, Rest).</text:p>
      <text:p text:style-name="P57"/>
      <text:p text:style-name="P57">Lets us treat a list like an array, and get the nth element. <text:span text:style-name="T21">Big whoop</text:span></text:p>
      <text:p text:style-name="P57"/>
      <text:p text:style-name="P58">But hang on, it’ll also find index of element</text:p>
      <text:p text:style-name="P58"/>
      <text:p text:style-name="P58">nth0(N, [a,b,c,d], b, Rest).</text:p>
      <text:p text:style-name="P58"/>
      <text:p text:style-name="P58">Or give you a set of index element pairs</text:p>
      <text:p text:style-name="P58"/>
      <text:p text:style-name="P58">nth0(N, [a,b,c,d], Elem, Rest)</text:p>
      <text:p text:style-name="P58"/>
      <text:p text:style-name="P58">Or give you a list with a in the second element</text:p>
      <text:p text:style-name="P58"/>
      <text:p text:style-name="P58">nth0(1, List, a, <text:s/>Rest)</text:p>
      <text:p text:style-name="P58"/>
      <text:p text:style-name="P58">or figure out what I removed from one list to make another</text:p>
      <text:p text:style-name="P58"/>
      <text:p text:style-name="P58">nth0(Location, [a,b,c,d], Elem, [a,b,d])</text:p>
      <text:p text:style-name="P58"/>
      <text:p text:style-name="P58">or figure out what lists I can make by inserting an a </text:p>
      <text:p text:style-name="P58"/>
      <text:p text:style-name="P58">nth0(<text:span text:style-name="T22">Location, List, a, [x,y,z])</text:span></text:p>
      <text:p text:style-name="P58"/>
      <text:p text:style-name="P59"><text:soft-page-break/>and on and on - <text:s/></text:p>
      <text:p text:style-name="P59">This signficantly shortens the list of APIs in a library,</text:p>
      <text:p text:style-name="P59">which reduces the surface area for bugs, reduces the learning curve,</text:p>
      <text:p text:style-name="P59">makes your teeth whiter, and your children smarter and better behaved.</text:p>
      <text:p text:style-name="P59"/>
      <text:p text:style-name="P59"/>
      <text:p text:style-name="P59"/>
      <text:p text:style-name="P58"/>
      <text:p text:style-name="P54">Show multimodal - </text:p>
      <text:p text:style-name="P54"/>
      <text:p text:style-name="P55">Live code – some modes of nth0</text:p>
      <text:p text:style-name="P56"/>
      <text:p text:style-name="P56"/>
      <text:p text:style-name="P55"/>
      <text:p text:style-name="P51"/>
      <text:p text:style-name="P48">Control Structures</text:p>
      <text:p text:style-name="P48">Laziness</text:p>
      <text:p text:style-name="P48">Syntactic Plasticity</text:p>
      <text:p text:style-name="P48"><text:s text:c="5"/><text:span text:style-name="T12">DCGs as example</text:span></text:p>
      <text:p text:style-name="P49">Semantic Plasticity</text:p>
      <text:p text:style-name="P48"/>
      <text:p text:style-name="P33">Takeaway</text:p>
      <text:p text:style-name="P33"/>
      <text:p text:style-name="P33">Question the fundamental behavior of your language.</text:p>
      <text:p text:style-name="P27">How you going to get it into your own community?</text:p>
      <text:p text:style-name="P50"/>
      <text:p text:style-name="P47"/>
      <text:p text:style-name="P61"/>
      <text:p text:style-name="P61">Talk about binding</text:p>
      <text:list xml:id="list3372079295" text:style-name="L1">
        <text:list-item>
          <text:p text:style-name="P75">applicative</text:p>
        </text:list-item>
        <text:list-item>
          <text:p text:style-name="P75">normal</text:p>
        </text:list-item>
        <text:list-item>
          <text:p text:style-name="P75">unification</text:p>
        </text:list-item>
      </text:list>
      <text:p text:style-name="P61">Talk about control structs and pseudo control structs</text:p>
      <text:p text:style-name="P61"/>
      <text:p text:style-name="P60">How many people here took a programming languages class that included Prolog?</text:p>
      <text:p text:style-name="P60">My apologies.</text:p>
      <text:p text:style-name="P60"/>
      <text:h text:style-name="Heading_20_2" text:outline-level="2"><text:soft-page-break/>Binding </text:h>
      <text:p text:style-name="P1"/>
      <text:p text:style-name="P1">pattern matching is wonky Unification</text:p>
      <text:p text:style-name="P12">evaling args is evil.</text:p>
      <text:p text:style-name="P12"/>
      <text:p text:style-name="P23">SICP</text:p>
      <text:p text:style-name="P18"><text:span text:style-name="T4">Applicative order - </text:span><text:span text:style-name="T5">valuates the operator and operands and then applies</text:span></text:p>
      <text:p text:style-name="P17">the resulting procedure to the resulting arguments</text:p>
      <text:p text:style-name="P16">Normal order – replace formal args with their bound forms, fully expanding, then evaluate the now argless function. <text:s/>SICP pg 21.</text:p>
      <text:p text:style-name="P2"/>
      <text:p text:style-name="P4"><text:span text:style-name="T1">Dynamic t</text:span>ypes are weak unification</text:p>
      <text:p text:style-name="P4"/>
      <text:p text:style-name="P4">overloading is weak unification</text:p>
      <text:p text:style-name="P4"/>
      <text:p text:style-name="P4"/>
      <text:p text:style-name="P6">Functions are weak predicates – functions are unijections, preds are n-jections</text:p>
      <text:p text:style-name="P10">[22:58] &lt;ttmrichter&gt; Pattern matching strikes me, for example, as degenerate unification.</text:p>
      <text:p text:style-name="P10"/>
      <text:h text:style-name="Heading_20_2" text:outline-level="2">Control Structures</text:h>
      <text:p text:style-name="P1">control structures are wonky nondeterminism</text:p>
      <text:p text:style-name="P3"/>
      <text:p text:style-name="P3">fn bodies should be transparent</text:p>
      <text:p text:style-name="P3">control structures are bad</text:p>
      <text:p text:style-name="P3">pseudo controls structures are pseudo bad</text:p>
      <text:p text:style-name="P3"/>
      <text:h text:style-name="Heading_20_2" text:outline-level="2">Laziness</text:h>
      <text:p text:style-name="P1"/>
      <text:p text:style-name="P1">Laziness is wonky nondeterminism</text:p>
      <text:p text:style-name="P19">Lazy behavior by choice points.</text:p>
      <text:p text:style-name="P19"/>
      <text:p text:style-name="P10">[22:59] &lt;ttmrichter&gt; And I think functional languages--especially those that worship at the lazy evaluation teat--could stand to incorporate some non-determinism.</text:p>
      <text:p text:style-name="P1"/>
      <text:h text:style-name="Heading_20_2" text:outline-level="2">Error Recovery, non-happy-path avoidance,and “Let it crash”</text:h>
      <text:p text:style-name="P11">Processes are weak engines</text:p>
      <text:p text:style-name="P11"/>
      <text:p text:style-name="P15">Exceptions</text:p>
      <text:p text:style-name="P15">(What was the deal about errors in processes in Erlang from 7 concurrancy models in 7 weaks? -</text:p>
      <text:p text:style-name="P15">it’s a sort of error recovery)</text:p>
      <text:h text:style-name="Heading_20_2" text:outline-level="2"><text:span text:style-name="T6">Load</text:span> Time – <text:span text:style-name="T6">syntactic plasticity</text:span></text:h>
      <text:p text:style-name="P1"/>
      <text:p text:style-name="P1"><text:soft-page-break/>reader macros are a suspiciously weak version of term expansion</text:p>
      <text:p text:style-name="P1">Quasiquotes are only ok if you can define them.</text:p>
      <text:p text:style-name="P1"/>
      <text:p text:style-name="P22">Static typing is awesome, </text:p>
      <text:p text:style-name="P22">You can do it in prolog, nobody does</text:p>
      <text:p text:style-name="P22"/>
      <text:h text:style-name="Heading_20_2" text:outline-level="2">DCGs</text:h>
      <text:p text:style-name="P5"/>
      <text:p text:style-name="P7"><text:span text:style-name="T2">thread-first </text:span>is wonky DCGs</text:p>
      <text:p text:style-name="P7"><text:a xlink:type="simple" xlink:href="https://clojure.org/guides/threading_macros" text:style-name="Internet_20_link" text:visited-style-name="Visited_20_Internet_20_Link">https://clojure.org/guides/threading_macros</text:a></text:p>
      <text:p text:style-name="P7"/>
      <text:h text:style-name="P74" text:outline-level="2">Semantic Plasticity</text:h>
      <text:p text:style-name="P21"/>
      <text:p text:style-name="P13">Bind and Apply are nice, but <text:span text:style-name="T3">still assume you’re evaling.</text:span></text:p>
      <text:p text:style-name="P15">Prob. LP and constraint programming expand ‘questions’ you can ask about a program – in LP, at least query, probability, implications (CHR) and constraints.</text:p>
      <text:p text:style-name="P24"/>
      <text:p text:style-name="P30">Jessietron: <text:s/><text:span text:style-name="T11">(Jessica Kerr)</text:span></text:p>
      <text:p text:style-name="P30"/>
      <text:p text:style-name="P30">A declarative language is expressive while we write within its bounds. As soon as we work around it (say, "declare" a call to a shell script), that's gone. Instead, favor a declarative style of programming. That's expandable. ~ "Declarative Design" section in the <text:a xlink:type="simple" xlink:href="https://twitter.com/hashtag/DDD?src=hash" text:style-name="Internet_20_link" text:visited-style-name="Visited_20_Internet_20_Link"><text:span text:style-name="T9">#</text:span></text:a><text:a xlink:type="simple" xlink:href="https://twitter.com/hashtag/DDD?src=hash" text:style-name="Internet_20_link" text:visited-style-name="Visited_20_Internet_20_Link"><text:span text:style-name="T10">DDD</text:span></text:a> book</text:p>
      <text:p text:style-name="P30"/>
      <text:p text:style-name="P25">Ah, here I am talking about Expressive to people, the people who know the domain. One of the tenets of DDD is that the (top-level) code should be readable by domain experts, with guidance.</text:p>
      <text:p text:style-name="P25"/>
      <text:p text:style-name="P20">++++++++++++ <text:span text:style-name="T8">stuff I’m not using ++++++++++++</text:span></text:p>
      <text:p text:style-name="P8"/>
      <text:p text:style-name="P14"/>
      <text:p text:style-name="P9"/>
      <text:p text:style-name="P9">[22:57] &lt;ttmrichter&gt; There are bits and pieces you can translate across, however.</text:p>
      <text:p text:style-name="P9"/>
      <text:p text:style-name="P9"/>
      <text:p text:style-name="P44"/>
      <text:p text:style-name="P12"/>
      <text:p text:style-name="P12">anniepoo&gt; 8cD any suggestions what to say?</text:p>
      <text:p text:style-name="P12">[22:24] &lt;anniepoo&gt; 48 years after it's invention, logic programming remains a less frequently used paradigm.</text:p>
      <text:p text:style-name="P12">[22:24] &lt;anniepoo&gt; What can functional programming learn from logic programming?</text:p>
      <text:p text:style-name="P12">[22:24] &lt;anniepoo&gt; Unification and nondeterminism are powerful constructs not strictly relegated to logic programming. We'll look at unification, nondeterministic completion, probabilistic computation, and constraint propagation in functional contexts.</text:p>
      <text:p text:style-name="P12">[22:27] &lt;ZombieChicken&gt; What can a hammer learn from a screwdriver?</text:p>
      <text:p text:style-name="P12">[22:27] --&gt; karjala_ (~karjala__@cpe-648379.ip.primehome.com) has joined this channel.</text:p>
      <text:p text:style-name="P12">[22:27] &lt;ZombieChicken&gt; that's how that question translates in my mind</text:p>
      <text:p text:style-name="P12"><text:soft-page-break/>[22:28] &lt;ZombieChicken&gt; two different paradigms that suite two different problems</text:p>
      <text:p text:style-name="P12">[22:39] &lt;-- ZombieChicken (~weechat@gateway/tor-sasl/forgottenwizard) has left this server (Quit: Have a nice day).</text:p>
      <text:p text:style-name="P12">[22:41] &lt;-- karjala_ (~karjala__@cpe-648379.ip.primehome.com) has left this server (Quit: Leaving).</text:p>
      <text:p text:style-name="P12">[22:57] &lt;ttmrichter&gt; There are bits and pieces you can translate across, however.</text:p>
      <text:p text:style-name="P12">[22:58] &lt;ttmrichter&gt; Pattern matching strikes me, for example, as degenerate unification.</text:p>
      <text:p text:style-name="P12">[22:59] &lt;ttmrichter&gt; And I think functional languages--especially those that worship at the lazy evaluation teat--could stand to incorporate some non-determinism.</text:p>
      <text:p text:style-name="P12"/>
      <text:p text:style-name="P12"><text:s/>(~conan@mdproctor.plus.com) has joined this channel.</text:p>
      <text:p text:style-name="P12">[04:04] &lt;-- conan (~conan@mdproctor.plus.com) has left this server (Quit: Computer has gone to sleep.).</text:p>
      <text:p text:style-name="P12">[04:19] &lt;CcxWrk&gt; anniepoo: Recently discovered Refal, which is an interesting piece you may want to mention there.</text:p>
      <text:p text:style-name="P12">[04:59] &lt;-- Leova</text:p>
      <text:p text:style-name="P12"/>
      <text:p text:style-name="P12"/>
      <text:p text:style-name="P12">[08:26] --&gt; conan (~conan@62.60.61.245) has joined this channel.</text:p>
      <text:p text:style-name="P12">[08:27] &lt;CcxWrk&gt; As for use-cases, I think *Kanren matches better with Datalog than plain Prolog.</text:p>
      <text:p text:style-name="P12">[08:28] &lt;ZombieChicken&gt; I've seen minikanren used for some rather interesting jobs, like automagical code generation</text:p>
      <text:p text:style-name="P12">[08:28] &lt;ZombieChicken&gt; which I'm not sure would be as easily doable with Prolog</text:p>
      <text:p text:style-name="P12">[08:28] &lt;ZombieChicken&gt; but that was also done in, I think, Chibi Scheme</text:p>
      <text:p text:style-name="P12">[08:29] &lt;-- jack_rabbit (~jack_rabb@2601:240:8201:74f0:80ba:bf06:e018:f8b7) has left this server (Ping timeout: 250 se</text:p>
      <text:p text:style-name="P12"/>
      <text:p text:style-name="P12"/>
      <text:p text:style-name="P12">https://www.youtube.com/watch?v=baxtyeFVn3w&amp;feature=youtu.be</text:p>
      <text:p text:style-name="P45"/>
      <text:p text:style-name="P12"/>
      <text:p text:style-name="P31"/>
      <text:p text:style-name="P46"/>
      <text:p text:style-name="P29">Jessietron:</text:p>
      <text:p text:style-name="P29"/>
      <text:p text:style-name="P29">A declarative language is expressive while we write within its bounds. As soon as we work around it (say, "declare" a call to a shell script), that's gone. Instead, favor a declarative style of programming. That's expandable. ~ "Declarative Design" section in the <text:a xlink:type="simple" xlink:href="https://twitter.com/hashtag/DDD?src=hash" text:style-name="Internet_20_link" text:visited-style-name="Visited_20_Internet_20_Link"><text:span text:style-name="T9">#</text:span></text:a><text:a xlink:type="simple" xlink:href="https://twitter.com/hashtag/DDD?src=hash" text:style-name="Internet_20_link" text:visited-style-name="Visited_20_Internet_20_Link"><text:span text:style-name="T10">DDD</text:span></text:a> book</text:p>
      <text:p text:style-name="P29"/>
      <text:p text:style-name="P29"><text:a xlink:type="simple" xlink:href="https://twitter.com/AnnieTheObscure/status/1067568228958793728" text:style-name="Internet_20_link" text:visited-style-name="Visited_20_Internet_20_Link">https://twitter.com/AnnieTheObscure/status/1067568228958793728</text:a></text:p>
      <text:p text:style-name="P29"/>
      <text:p text:style-name="P29">I don't think see it that way. I see it as "I like functional programming, however Prolog [more generically logic programming] has some time-tested approach that can help you" </text:p>
      <text:section text:style-name="Sect1" text:name="yui_3_16_0_ym19_1_1543349487546_50003">
        <text:p text:style-name="Quotations"/>
        <text:section text:style-name="Sect2" text:name="yui_3_16_0_ym19_1_1543349487546_50002">
          <text:p text:style-name="Quotations"/>
          <text:section text:style-name="Sect3" text:name="yiv9766664177m_2329510205159590753yui_3_16_0_ym19_1_1543122542161_11146">
            <text:p text:style-name="Quotations"><text:line-break/></text:p>
          </text:section>
        </text:section>
      </text:section>
      <text:p text:style-name="P2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2:19:27.538582138</meta:creation-date>
    <dc:date>2018-12-06T20:43:03.563288308</dc:date>
    <meta:editing-duration>P3DT14H44M40S</meta:editing-duration>
    <meta:editing-cycles>21</meta:editing-cycles>
    <meta:generator>LibreOffice/6.0.6.2$Linux_X86_64 LibreOffice_project/00m0$Build-2</meta:generator>
    <meta:document-statistic meta:table-count="0" meta:image-count="0" meta:object-count="0" meta:page-count="10" meta:paragraph-count="212" meta:word-count="1919" meta:character-count="11944" meta:non-whitespace-character-count="10144"/>
  </office:meta>
</office:document-meta>
</file>